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5.69383333333333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3.407833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Algorithm</text:p>
          </table:table-cell>
          <table:table-cell office:value-type="string" table:style-name="ce2">
            <text:p>Input file</text:p>
          </table:table-cell>
          <table:table-cell office:value-type="string" table:style-name="ce2">
            <text:p>File Size</text:p>
          </table:table-cell>
          <table:table-cell office:value-type="string" table:style-name="ce2">
            <text:p>Time in sec exp1</text:p>
          </table:table-cell>
          <table:table-cell office:value-type="string" table:style-name="ce2">
            <text:p>Time in sec exp2</text:p>
          </table:table-cell>
          <table:table-cell office:value-type="string" table:style-name="ce2">
            <text:p>Time in sec exp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number-columns-spanned="1" table:number-rows-spanned="30" table:style-name="ce3">
            <text:p>Bubble Sort</text:p>
          </table:table-cell>
          <table:table-cell office:value-type="string" table:number-columns-spanned="1" table:number-rows-spanned="10" table:style-name="ce3">
            <text:p>Sorted</text:p>
          </table:table-cell>
          <table:table-cell office:value-type="float" office:value="10000" table:style-name="ce1">
            <text:p>10000</text:p>
          </table:table-cell>
          <table:table-cell office:value-type="float" office:value="6.1845999999999998E-2" table:style-name="ce1">
            <text:p>0.061846</text:p>
          </table:table-cell>
          <table:table-cell office:value-type="float" office:value="8.1934000000000007E-2" table:style-name="ce1">
            <text:p>0.081934</text:p>
          </table:table-cell>
          <table:table-cell office:value-type="float" office:value="6.1969000000000003E-2" table:style-name="ce1">
            <text:p>0.061969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0.227516" table:style-name="ce1">
            <text:p>0.227516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0.50581100000000001" table:style-name="ce1">
            <text:p>0.505811</text:p>
          </table:table-cell>
          <table:table-cell office:value-type="float" office:value="0.49953599999999998" table:style-name="ce1">
            <text:p>0.49953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0.88852200000000003" table:style-name="ce1">
            <text:p>0.888522</text:p>
          </table:table-cell>
          <table:table-cell office:value-type="float" office:value="0.89149999999999996" table:style-name="ce1">
            <text:p>0.8915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1.391027" table:style-name="ce1">
            <text:p>1.391027</text:p>
          </table:table-cell>
          <table:table-cell office:value-type="float" office:value="1.4006369999999999" table:style-name="ce1">
            <text:p>1.400637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2.0017459999999998" table:style-name="ce1">
            <text:p>2.001746</text:p>
          </table:table-cell>
          <table:table-cell office:value-type="float" office:value="2.0112869999999998" table:style-name="ce1">
            <text:p>2.011287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2.714496" table:style-name="ce1">
            <text:p>2.714496</text:p>
          </table:table-cell>
          <table:table-cell office:value-type="float" office:value="2.724456" table:style-name="ce1">
            <text:p>2.72445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3.5774089999999998" table:style-name="ce1">
            <text:p>3.577409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4.4888149999999998" table:style-name="ce1">
            <text:p>4.488815</text:p>
          </table:table-cell>
          <table:table-cell office:value-type="float" office:value="4.4715420000000003" table:style-name="ce1">
            <text:p>4.471542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5.5866860000000003" table:style-name="ce1">
            <text:p>5.586686</text:p>
          </table:table-cell>
          <table:table-cell office:value-type="float" office:value="5.5225210000000002" table:style-name="ce1">
            <text:p>5.52252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number-columns-spanned="1" table:number-rows-spanned="10" table:style-name="ce4">
            <text:p>Sorted in decending</text:p>
          </table:table-cell>
          <table:table-cell office:value-type="float" office:value="10000" table:style-name="ce1">
            <text:p>10000</text:p>
          </table:table-cell>
          <table:table-cell office:value-type="float" office:value="0.141425" table:style-name="ce1">
            <text:p>0.141425</text:p>
          </table:table-cell>
          <table:table-cell office:value-type="float" office:value="0.144426" table:style-name="ce1">
            <text:p>0.144426</text:p>
          </table:table-cell>
          <table:table-cell office:value-type="float" office:value="0.1469" table:style-name="ce1">
            <text:p>0.1469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0.56594999999999995" table:style-name="ce1">
            <text:p>0.56595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1.280764" table:style-name="ce1">
            <text:p>1.280764</text:p>
          </table:table-cell>
          <table:table-cell office:value-type="float" office:value="1.286346" table:style-name="ce1">
            <text:p>1.28634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2.3185250000000002" table:style-name="ce1">
            <text:p>2.318525</text:p>
          </table:table-cell>
          <table:table-cell office:value-type="float" office:value="2.2674430000000001" table:style-name="ce1">
            <text:p>2.267443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3.5446300000000002" table:style-name="ce1">
            <text:p>3.54463</text:p>
          </table:table-cell>
          <table:table-cell office:value-type="float" office:value="3.5630009999999999" table:style-name="ce1">
            <text:p>3.56300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5.1601039999999996" table:style-name="ce1">
            <text:p>5.160104</text:p>
          </table:table-cell>
          <table:table-cell office:value-type="float" office:value="5.1173849999999996" table:style-name="ce1">
            <text:p>5.117385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6.9943929999999996" table:style-name="ce1">
            <text:p>6.994393</text:p>
          </table:table-cell>
          <table:table-cell office:value-type="float" office:value="7.0380979999999997" table:style-name="ce1">
            <text:p>7.038098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9.0655509999999992" table:style-name="ce1">
            <text:p>9.065551</text:p>
          </table:table-cell>
          <table:table-cell office:value-type="float" office:value="9.1250330000000002" table:style-name="ce1">
            <text:p>9.125033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11.589055999999999" table:style-name="ce1">
            <text:p>11.589056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14.329203" table:style-name="ce1">
            <text:p>14.329203</text:p>
          </table:table-cell>
          <table:table-cell office:value-type="float" office:value="14.210914000000001" table:style-name="ce1">
            <text:p>14.21091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number-columns-spanned="1" table:number-rows-spanned="10" table:style-name="ce3">
            <text:p>Random</text:p>
          </table:table-cell>
          <table:table-cell office:value-type="float" office:value="10000" table:style-name="ce1">
            <text:p>10000</text:p>
          </table:table-cell>
          <table:table-cell office:value-type="float" office:value="0.11219800000000001" table:style-name="ce1">
            <text:p>0.112198</text:p>
          </table:table-cell>
          <table:table-cell office:value-type="float" office:value="0.122949" table:style-name="ce1">
            <text:p>0.122949</text:p>
          </table:table-cell>
          <table:table-cell office:value-type="float" office:value="0.111306" table:style-name="ce1">
            <text:p>0.111306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0.59966900000000001" table:style-name="ce1">
            <text:p>0.599669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1.5009440000000001" table:style-name="ce1">
            <text:p>1.500944</text:p>
          </table:table-cell>
          <table:table-cell office:value-type="float" office:value="1.4937210000000001" table:style-name="ce1">
            <text:p>1.49372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2.7410899999999998" table:style-name="ce1">
            <text:p>2.74109</text:p>
          </table:table-cell>
          <table:table-cell office:value-type="float" office:value="2.7392989999999999" table:style-name="ce1">
            <text:p>2.739299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4.3306760000000004" table:style-name="ce1">
            <text:p>4.330676</text:p>
          </table:table-cell>
          <table:table-cell office:value-type="float" office:value="4.3461499999999997" table:style-name="ce1">
            <text:p>4.34615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6.3008480000000002" table:style-name="ce1">
            <text:p>6.300848</text:p>
          </table:table-cell>
          <table:table-cell office:value-type="float" office:value="6.3049679999999997" table:style-name="ce1">
            <text:p>6.304968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8.7460599999999999" table:style-name="ce1">
            <text:p>8.74606</text:p>
          </table:table-cell>
          <table:table-cell office:value-type="float" office:value="8.6744400000000006" table:style-name="ce1">
            <text:p>8.67444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11.348879" table:style-name="ce1">
            <text:p>11.348879</text:p>
          </table:table-cell>
          <table:table-cell office:value-type="float" office:value="11.539771999999999" table:style-name="ce1">
            <text:p>11.539772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14.424666999999999" table:style-name="ce1">
            <text:p>14.424667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18.061325" table:style-name="ce1">
            <text:p>18.06132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30" table:style-name="ce3">
            <text:p>Insertion Sort</text:p>
          </table:table-cell>
          <table:table-cell office:value-type="string" table:number-columns-spanned="1" table:number-rows-spanned="10" table:style-name="ce3">
            <text:p>Sorted</text:p>
          </table:table-cell>
          <table:table-cell office:value-type="float" office:value="10000" table:style-name="ce1">
            <text:p>10000</text:p>
          </table:table-cell>
          <table:table-cell office:value-type="float" office:value="9.7999999999999997E-5" table:style-name="ce1">
            <text:p>0.000098</text:p>
          </table:table-cell>
          <table:table-cell office:value-type="float" office:value="9.7999999999999997E-5" table:style-name="ce1">
            <text:p>0.000098</text:p>
          </table:table-cell>
          <table:table-cell office:value-type="float" office:value="9.7999999999999997E-5" table:style-name="ce1">
            <text:p>0.00009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1.94E-4" table:style-name="ce1">
            <text:p>0.000194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5.8999999999999998E-5" table:style-name="ce1">
            <text:p>0.000059</text:p>
          </table:table-cell>
          <table:table-cell office:value-type="float" office:value="5.8999999999999998E-5" table:style-name="ce1">
            <text:p>0.000059</text:p>
          </table:table-cell>
          <table:table-cell office:value-type="float" office:value="6.4999999999999994E-5" table:style-name="ce1">
            <text:p>0.000065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8.7999999999999998E-5" table:style-name="ce1">
            <text:p>0.000088</text:p>
          </table:table-cell>
          <table:table-cell office:value-type="float" office:value="7.7000000000000001E-5" table:style-name="ce1">
            <text:p>0.000077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4.8200000000000001E-4" table:style-name="ce1">
            <text:p>0.000482</text:p>
          </table:table-cell>
          <table:table-cell office:value-type="float" office:value="9.7999999999999997E-5" table:style-name="ce1">
            <text:p>0.000098</text:p>
          </table:table-cell>
          <table:table-cell office:value-type="float" office:value="9.8999999999999994E-5" table:style-name="ce1">
            <text:p>0.000099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1.26E-4" table:style-name="ce1">
            <text:p>0.000126</text:p>
          </table:table-cell>
          <table:table-cell office:value-type="float" office:value="1.1900000000000001E-4" table:style-name="ce1">
            <text:p>0.000119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1.3200000000000001E-4" table:style-name="ce1">
            <text:p>0.000132</text:p>
          </table:table-cell>
          <table:table-cell office:value-type="float" office:value="1.35E-4" table:style-name="ce1">
            <text:p>0.000135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1.5699999999999999E-4" table:style-name="ce1">
            <text:p>0.000157</text:p>
          </table:table-cell>
          <table:table-cell office:value-type="float" office:value="1.5300000000000001E-4" table:style-name="ce1">
            <text:p>0.000153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1.73E-4" table:style-name="ce1">
            <text:p>0.000173</text:p>
          </table:table-cell>
          <table:table-cell office:value-type="float" office:value="1.8100000000000001E-4" table:style-name="ce1">
            <text:p>0.00018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6.7299999999999999E-4" table:style-name="ce1">
            <text:p>0.000673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number-columns-spanned="1" table:number-rows-spanned="10" table:style-name="ce4">
            <text:p>Sorted in decending</text:p>
          </table:table-cell>
          <table:table-cell office:value-type="float" office:value="10000" table:style-name="ce1">
            <text:p>10000</text:p>
          </table:table-cell>
          <table:table-cell office:value-type="float" office:value="7.6408000000000004E-2" table:style-name="ce1">
            <text:p>0.076408</text:p>
          </table:table-cell>
          <table:table-cell office:value-type="float" office:value="7.8734999999999999E-2" table:style-name="ce1">
            <text:p>0.078735</text:p>
          </table:table-cell>
          <table:table-cell office:value-type="float" office:value="7.7983999999999998E-2" table:style-name="ce1">
            <text:p>0.077984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0.29035699999999998" table:style-name="ce1">
            <text:p>0.290357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0.645181" table:style-name="ce1">
            <text:p>0.645181</text:p>
          </table:table-cell>
          <table:table-cell office:value-type="float" office:value="0.64911300000000005" table:style-name="ce1">
            <text:p>0.649113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1.15465" table:style-name="ce1">
            <text:p>1.15465</text:p>
          </table:table-cell>
          <table:table-cell office:value-type="float" office:value="1.1411070000000001" table:style-name="ce1">
            <text:p>1.141107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1.785426" table:style-name="ce1">
            <text:p>1.785426</text:p>
          </table:table-cell>
          <table:table-cell office:value-type="float" office:value="1.7897110000000001" table:style-name="ce1">
            <text:p>1.78971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2.5848870000000002" table:style-name="ce1">
            <text:p>2.584887</text:p>
          </table:table-cell>
          <table:table-cell office:value-type="float" office:value="2.5859130000000001" table:style-name="ce1">
            <text:p>2.585913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3.4871120000000002" table:style-name="ce1">
            <text:p>3.487112</text:p>
          </table:table-cell>
          <table:table-cell office:value-type="float" office:value="3.5238870000000002" table:style-name="ce1">
            <text:p>3.523887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4.5200279999999999" table:style-name="ce1">
            <text:p>4.520028</text:p>
          </table:table-cell>
          <table:table-cell office:value-type="float" office:value="4.5665509999999996" table:style-name="ce1">
            <text:p>4.56655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5.7362500000000001" table:style-name="ce1">
            <text:p>5.73625</text:p>
          </table:table-cell>
          <table:table-cell office:value-type="float" office:value="5.7957330000000002" table:style-name="ce1">
            <text:p>5.795733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7.0746510000000002" table:style-name="ce1">
            <text:p>7.074651</text:p>
          </table:table-cell>
          <table:table-cell office:value-type="float" office:value="7.1542459999999997" table:style-name="ce1">
            <text:p>7.154246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number-columns-spanned="1" table:number-rows-spanned="10" table:style-name="ce3">
            <text:p>Random</text:p>
          </table:table-cell>
          <table:table-cell office:value-type="float" office:value="10000" table:style-name="ce1">
            <text:p>10000</text:p>
          </table:table-cell>
          <table:table-cell office:value-type="float" office:value="4.2651000000000001E-2" table:style-name="ce1">
            <text:p>0.042651</text:p>
          </table:table-cell>
          <table:table-cell office:value-type="float" office:value="4.6047999999999999E-2" table:style-name="ce1">
            <text:p>0.046048</text:p>
          </table:table-cell>
          <table:table-cell office:value-type="float" office:value="4.1782E-2" table:style-name="ce1">
            <text:p>0.041782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0.153084" table:style-name="ce1">
            <text:p>0.153084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0.32164399999999999" table:style-name="ce1">
            <text:p>0.321644</text:p>
          </table:table-cell>
          <table:table-cell office:value-type="float" office:value="0.32185599999999998" table:style-name="ce1">
            <text:p>0.32185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0.58009500000000003" table:style-name="ce1">
            <text:p>0.580095</text:p>
          </table:table-cell>
          <table:table-cell office:value-type="float" office:value="0.583789" table:style-name="ce1">
            <text:p>0.583789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0.91198400000000002" table:style-name="ce1">
            <text:p>0.911984</text:p>
          </table:table-cell>
          <table:table-cell office:value-type="float" office:value="0.89637500000000003" table:style-name="ce1">
            <text:p>0.896375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1.2873920000000001" table:style-name="ce1">
            <text:p>1.287392</text:p>
          </table:table-cell>
          <table:table-cell office:value-type="float" office:value="1.2872159999999999" table:style-name="ce1">
            <text:p>1.28721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1.7597419999999999" table:style-name="ce1">
            <text:p>1.759742</text:p>
          </table:table-cell>
          <table:table-cell office:value-type="float" office:value="1.752615" table:style-name="ce1">
            <text:p>1.752615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2.2763740000000001" table:style-name="ce1">
            <text:p>2.276374</text:p>
          </table:table-cell>
          <table:table-cell office:value-type="float" office:value="2.2890199999999998" table:style-name="ce1">
            <text:p>2.28902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2.8740929999999998" table:style-name="ce1">
            <text:p>2.874093</text:p>
          </table:table-cell>
          <table:table-cell office:value-type="float" office:value="2.8702610000000002" table:style-name="ce1">
            <text:p>2.87026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3.542141" table:style-name="ce1">
            <text:p>3.542141</text:p>
          </table:table-cell>
          <table:table-cell office:value-type="float" office:value="3.5715560000000002" table:style-name="ce1">
            <text:p>3.571556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0" table:style-name="ce3">
            <text:p>Merge Sort</text:p>
          </table:table-cell>
          <table:table-cell office:value-type="string" table:number-columns-spanned="1" table:number-rows-spanned="10" table:style-name="ce3">
            <text:p>Sorted</text:p>
          </table:table-cell>
          <table:table-cell office:value-type="float" office:value="10000" table:style-name="ce1">
            <text:p>10000</text:p>
          </table:table-cell>
          <table:table-cell office:value-type="float" office:value="2.748E-3" table:style-name="ce1">
            <text:p>0.002748</text:p>
          </table:table-cell>
          <table:table-cell office:value-type="float" office:value="2.813E-3" table:style-name="ce1">
            <text:p>0.002813</text:p>
          </table:table-cell>
          <table:table-cell office:value-type="float" office:value="2.875E-3" table:style-name="ce1">
            <text:p>0.002875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2.7160000000000001E-3" table:style-name="ce1">
            <text:p>0.002716</text:p>
          </table:table-cell>
          <table:table-cell office:value-type="float" office:value="2.9489999999999998E-3" table:style-name="ce1">
            <text:p>0.002949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3.4870000000000001E-3" table:style-name="ce1">
            <text:p>0.003487</text:p>
          </table:table-cell>
          <table:table-cell office:value-type="float" office:value="3.6229999999999999E-3" table:style-name="ce1">
            <text:p>0.003623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6.1460000000000004E-3" table:style-name="ce1">
            <text:p>0.006146</text:p>
          </table:table-cell>
          <table:table-cell office:value-type="float" office:value="5.7489999999999998E-3" table:style-name="ce1">
            <text:p>0.005749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8.8839999999999995E-3" table:style-name="ce1">
            <text:p>0.008884</text:p>
          </table:table-cell>
          <table:table-cell office:value-type="float" office:value="9.4280000000000006E-3" table:style-name="ce1">
            <text:p>0.009428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1.5934E-2" table:style-name="ce1">
            <text:p>0.015934</text:p>
          </table:table-cell>
          <table:table-cell office:value-type="float" office:value="1.1833E-2" table:style-name="ce1">
            <text:p>0.011833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1.8089000000000001E-2" table:style-name="ce1">
            <text:p>0.018089</text:p>
          </table:table-cell>
          <table:table-cell office:value-type="float" office:value="1.7783E-2" table:style-name="ce1">
            <text:p>0.017783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2.0596E-2" table:style-name="ce1">
            <text:p>0.020596</text:p>
          </table:table-cell>
          <table:table-cell office:value-type="float" office:value="2.4761999999999999E-2" table:style-name="ce1">
            <text:p>0.024762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2.7130999999999999E-2" table:style-name="ce1">
            <text:p>0.027131</text:p>
          </table:table-cell>
          <table:table-cell office:value-type="float" office:value="2.9998E-2" table:style-name="ce1">
            <text:p>0.029998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3.0159999999999999E-2" table:style-name="ce1">
            <text:p>0.03016</text:p>
          </table:table-cell>
          <table:table-cell office:value-type="float" office:value="3.2249E-2" table:style-name="ce1">
            <text:p>0.03224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number-columns-spanned="1" table:number-rows-spanned="10" table:style-name="ce4">
            <text:p>Sorted in decending</text:p>
          </table:table-cell>
          <table:table-cell office:value-type="float" office:value="10000" table:style-name="ce1">
            <text:p>10000</text:p>
          </table:table-cell>
          <table:table-cell office:value-type="float" office:value="2.8410000000000002E-3" table:style-name="ce1">
            <text:p>0.002841</text:p>
          </table:table-cell>
          <table:table-cell office:value-type="float" office:value="2.794E-3" table:style-name="ce1">
            <text:p>0.002794</text:p>
          </table:table-cell>
          <table:table-cell office:value-type="float" office:value="2.8440000000000002E-3" table:style-name="ce1">
            <text:p>0.002844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2.7060000000000001E-3" table:style-name="ce1">
            <text:p>0.002706</text:p>
          </table:table-cell>
          <table:table-cell office:value-type="float" office:value="2.6770000000000001E-3" table:style-name="ce1">
            <text:p>0.002677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9.0089999999999996E-3" table:style-name="ce1">
            <text:p>0.009009</text:p>
          </table:table-cell>
          <table:table-cell office:value-type="float" office:value="3.4919999999999999E-3" table:style-name="ce1">
            <text:p>0.003492</text:p>
          </table:table-cell>
          <table:table-cell office:value-type="float" office:value="5.7279999999999996E-3" table:style-name="ce1">
            <text:p>0.00572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6.0140000000000002E-3" table:style-name="ce1">
            <text:p>0.006014</text:p>
          </table:table-cell>
          <table:table-cell office:value-type="float" office:value="1.6965000000000001E-2" table:style-name="ce1">
            <text:p>0.016965</text:p>
          </table:table-cell>
          <table:table-cell office:value-type="float" office:value="6.058E-3" table:style-name="ce1">
            <text:p>0.00605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8.7980000000000003E-3" table:style-name="ce1">
            <text:p>0.008798</text:p>
          </table:table-cell>
          <table:table-cell office:value-type="float" office:value="9.4940000000000007E-3" table:style-name="ce1">
            <text:p>0.009494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1.456E-2" table:style-name="ce1">
            <text:p>0.01456</text:p>
          </table:table-cell>
          <table:table-cell office:value-type="float" office:value="1.6077999999999999E-2" table:style-name="ce1">
            <text:p>0.016078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1.7911E-2" table:style-name="ce1">
            <text:p>0.017911</text:p>
          </table:table-cell>
          <table:table-cell office:value-type="float" office:value="1.7788000000000002E-2" table:style-name="ce1">
            <text:p>0.017788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2.1717E-2" table:style-name="ce1">
            <text:p>0.021717</text:p>
          </table:table-cell>
          <table:table-cell office:value-type="float" office:value="2.6757E-2" table:style-name="ce1">
            <text:p>0.026757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2.6519999999999998E-2" table:style-name="ce1">
            <text:p>0.02652</text:p>
          </table:table-cell>
          <table:table-cell office:value-type="float" office:value="2.5257000000000002E-2" table:style-name="ce1">
            <text:p>0.025257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3.0315999999999999E-2" table:style-name="ce1">
            <text:p>0.030316</text:p>
          </table:table-cell>
          <table:table-cell office:value-type="float" office:value="2.9950999999999998E-2" table:style-name="ce1">
            <text:p>0.02995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number-columns-spanned="1" table:number-rows-spanned="10" table:style-name="ce3">
            <text:p>Random</text:p>
          </table:table-cell>
          <table:table-cell office:value-type="float" office:value="10000" table:style-name="ce1">
            <text:p>10000</text:p>
          </table:table-cell>
          <table:table-cell office:value-type="float" office:value="3.5530000000000002E-3" table:style-name="ce1">
            <text:p>0.003553</text:p>
          </table:table-cell>
          <table:table-cell office:value-type="float" office:value="2.9840000000000001E-3" table:style-name="ce1">
            <text:p>0.002984</text:p>
          </table:table-cell>
          <table:table-cell office:value-type="float" office:value="4.0280000000000003E-3" table:style-name="ce1">
            <text:p>0.00402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1.2507000000000001E-2" table:style-name="ce1">
            <text:p>0.012507</text:p>
          </table:table-cell>
          <table:table-cell office:value-type="float" office:value="3.6459999999999999E-3" table:style-name="ce1">
            <text:p>0.003646</text:p>
          </table:table-cell>
          <table:table-cell office:value-type="float" office:value="1.4014E-2" table:style-name="ce1">
            <text:p>0.014014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5.5779999999999996E-3" table:style-name="ce1">
            <text:p>0.005578</text:p>
          </table:table-cell>
          <table:table-cell office:value-type="float" office:value="5.0749999999999997E-3" table:style-name="ce1">
            <text:p>0.005075</text:p>
          </table:table-cell>
          <table:table-cell office:value-type="float" office:value="5.2859999999999999E-3" table:style-name="ce1">
            <text:p>0.005286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1.4307E-2" table:style-name="ce1">
            <text:p>0.014307</text:p>
          </table:table-cell>
          <table:table-cell office:value-type="float" office:value="1.6562E-2" table:style-name="ce1">
            <text:p>0.016562</text:p>
          </table:table-cell>
          <table:table-cell office:value-type="float" office:value="7.9780000000000007E-3" table:style-name="ce1">
            <text:p>0.00797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1.2075000000000001E-2" table:style-name="ce1">
            <text:p>0.012075</text:p>
          </table:table-cell>
          <table:table-cell office:value-type="float" office:value="1.8159999999999999E-2" table:style-name="ce1">
            <text:p>0.01816</text:p>
          </table:table-cell>
          <table:table-cell office:value-type="float" office:value="1.4342000000000001E-2" table:style-name="ce1">
            <text:p>0.014342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1.5213000000000001E-2" table:style-name="ce1">
            <text:p>0.015213</text:p>
          </table:table-cell>
          <table:table-cell office:value-type="float" office:value="1.5450999999999999E-2" table:style-name="ce1">
            <text:p>0.01545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2.4915E-2" table:style-name="ce1">
            <text:p>0.024915</text:p>
          </table:table-cell>
          <table:table-cell office:value-type="float" office:value="2.7238999999999999E-2" table:style-name="ce1">
            <text:p>0.027239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2.4107E-2" table:style-name="ce1">
            <text:p>0.024107</text:p>
          </table:table-cell>
          <table:table-cell office:value-type="float" office:value="2.8191000000000001E-2" table:style-name="ce1">
            <text:p>0.02819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2.8531999999999998E-2" table:style-name="ce1">
            <text:p>0.028532</text:p>
          </table:table-cell>
          <table:table-cell office:value-type="float" office:value="2.964E-2" table:style-name="ce1">
            <text:p>0.02964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3.6483000000000002E-2" table:style-name="ce1">
            <text:p>0.036483</text:p>
          </table:table-cell>
          <table:table-cell office:value-type="float" office:value="3.4916000000000003E-2" table:style-name="ce1">
            <text:p>0.034916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0" table:style-name="ce3">
            <text:p>Heap Sort</text:p>
          </table:table-cell>
          <table:table-cell office:value-type="string" table:number-columns-spanned="1" table:number-rows-spanned="10" table:style-name="ce3">
            <text:p>Sorted</text:p>
          </table:table-cell>
          <table:table-cell office:value-type="float" office:value="10000" table:style-name="ce1">
            <text:p>10000</text:p>
          </table:table-cell>
          <table:table-cell office:value-type="float" office:value="3.297E-3" table:style-name="ce1">
            <text:p>0.003297</text:p>
          </table:table-cell>
          <table:table-cell office:value-type="float" office:value="3.297E-3" table:style-name="ce1">
            <text:p>0.003297</text:p>
          </table:table-cell>
          <table:table-cell office:value-type="float" office:value="4.1029999999999999E-3" table:style-name="ce1">
            <text:p>0.004103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7.9609999999999993E-3" table:style-name="ce1">
            <text:p>0.007961</text:p>
          </table:table-cell>
          <table:table-cell office:value-type="float" office:value="3.0569999999999998E-3" table:style-name="ce1">
            <text:p>0.003057</text:p>
          </table:table-cell>
          <table:table-cell office:value-type="float" office:value="3.0820000000000001E-3" table:style-name="ce1">
            <text:p>0.003082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3.3609999999999998E-3" table:style-name="ce1">
            <text:p>0.003361</text:p>
          </table:table-cell>
          <table:table-cell office:value-type="float" office:value="3.1470000000000001E-3" table:style-name="ce1">
            <text:p>0.003147</text:p>
          </table:table-cell>
          <table:table-cell office:value-type="float" office:value="3.2940000000000001E-3" table:style-name="ce1">
            <text:p>0.003294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4.594E-3" table:style-name="ce1">
            <text:p>0.004594</text:p>
          </table:table-cell>
          <table:table-cell office:value-type="float" office:value="5.0130000000000001E-3" table:style-name="ce1">
            <text:p>0.005013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7.1580000000000003E-3" table:style-name="ce1">
            <text:p>0.007158</text:p>
          </table:table-cell>
          <table:table-cell office:value-type="float" office:value="6.0780000000000001E-3" table:style-name="ce1">
            <text:p>0.006078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1.4886999999999999E-2" table:style-name="ce1">
            <text:p>0.014887</text:p>
          </table:table-cell>
          <table:table-cell office:value-type="float" office:value="8.1980000000000004E-3" table:style-name="ce1">
            <text:p>0.008198</text:p>
          </table:table-cell>
          <table:table-cell office:value-type="float" office:value="6.9880000000000003E-3" table:style-name="ce1">
            <text:p>0.00698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9.613E-3" table:style-name="ce1">
            <text:p>0.009613</text:p>
          </table:table-cell>
          <table:table-cell office:value-type="float" office:value="9.4710000000000003E-3" table:style-name="ce1">
            <text:p>0.009471</text:p>
          </table:table-cell>
          <table:table-cell office:value-type="float" office:value="9.4479999999999998E-3" table:style-name="ce1">
            <text:p>0.00944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1.6043000000000002E-2" table:style-name="ce1">
            <text:p>0.016043</text:p>
          </table:table-cell>
          <table:table-cell office:value-type="float" office:value="9.6299999999999997E-3" table:style-name="ce1">
            <text:p>0.00963</text:p>
          </table:table-cell>
          <table:table-cell office:value-type="float" office:value="1.1029000000000001E-2" table:style-name="ce1">
            <text:p>0.011029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1.2128E-2" table:style-name="ce1">
            <text:p>0.012128</text:p>
          </table:table-cell>
          <table:table-cell office:value-type="float" office:value="1.392E-2" table:style-name="ce1">
            <text:p>0.01392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1.319E-2" table:style-name="ce1">
            <text:p>0.01319</text:p>
          </table:table-cell>
          <table:table-cell office:value-type="float" office:value="1.3780000000000001E-2" table:style-name="ce1">
            <text:p>0.0137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number-columns-spanned="1" table:number-rows-spanned="10" table:style-name="ce4">
            <text:p>Sorted in decending</text:p>
          </table:table-cell>
          <table:table-cell office:value-type="float" office:value="10000" table:style-name="ce1">
            <text:p>10000</text:p>
          </table:table-cell>
          <table:table-cell office:value-type="float" office:value="4.8659999999999997E-3" table:style-name="ce1">
            <text:p>0.00486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1489999999999999E-3" table:style-name="ce1">
            <text:p>0.003149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6.6410000000000002E-3" table:style-name="ce1">
            <text:p>0.006641</text:p>
          </table:table-cell>
          <table:table-cell office:value-type="float" office:value="2.879E-3" table:style-name="ce1">
            <text:p>0.002879</text:p>
          </table:table-cell>
          <table:table-cell office:value-type="float" office:value="2.4499999999999999E-3" table:style-name="ce1">
            <text:p>0.00245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1.5056E-2" table:style-name="ce1">
            <text:p>0.015056</text:p>
          </table:table-cell>
          <table:table-cell office:value-type="float" office:value="4.5199999999999997E-3" table:style-name="ce1">
            <text:p>0.00452</text:p>
          </table:table-cell>
          <table:table-cell office:value-type="float" office:value="3.2469999999999999E-3" table:style-name="ce1">
            <text:p>0.003247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7.5259999999999997E-3" table:style-name="ce1">
            <text:p>0.007526</text:p>
          </table:table-cell>
          <table:table-cell office:value-type="float" office:value="4.7039999999999998E-3" table:style-name="ce1">
            <text:p>0.004704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1.0508E-2" table:style-name="ce1">
            <text:p>0.010508</text:p>
          </table:table-cell>
          <table:table-cell office:value-type="float" office:value="1.2621E-2" table:style-name="ce1">
            <text:p>0.01262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1.0985999999999999E-2" table:style-name="ce1">
            <text:p>0.010986</text:p>
          </table:table-cell>
          <table:table-cell office:value-type="float" office:value="6.7669999999999996E-3" table:style-name="ce1">
            <text:p>0.006767</text:p>
          </table:table-cell>
          <table:table-cell office:value-type="float" office:value="7.1370000000000001E-3" table:style-name="ce1">
            <text:p>0.007137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9.0659999999999994E-3" table:style-name="ce1">
            <text:p>0.009066</text:p>
          </table:table-cell>
          <table:table-cell office:value-type="float" office:value="1.0245000000000001E-2" table:style-name="ce1">
            <text:p>0.010245</text:p>
          </table:table-cell>
          <table:table-cell office:value-type="float" office:value="1.4238000000000001E-2" table:style-name="ce1">
            <text:p>0.01423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1.0050999999999999E-2" table:style-name="ce1">
            <text:p>0.010051</text:p>
          </table:table-cell>
          <table:table-cell office:value-type="float" office:value="1.3802E-2" table:style-name="ce1">
            <text:p>0.013802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1.7215999999999999E-2" table:style-name="ce1">
            <text:p>0.017216</text:p>
          </table:table-cell>
          <table:table-cell office:value-type="float" office:value="1.1323E-2" table:style-name="ce1">
            <text:p>0.011323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1.2406E-2" table:style-name="ce1">
            <text:p>0.012406</text:p>
          </table:table-cell>
          <table:table-cell office:value-type="float" office:value="1.6965000000000001E-2" table:style-name="ce1">
            <text:p>0.01696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number-columns-spanned="1" table:number-rows-spanned="10" table:style-name="ce3">
            <text:p>Random</text:p>
          </table:table-cell>
          <table:table-cell office:value-type="float" office:value="10000" table:style-name="ce1">
            <text:p>10000</text:p>
          </table:table-cell>
          <table:table-cell office:value-type="float" office:value="3.418E-3" table:style-name="ce1">
            <text:p>0.003418</text:p>
          </table:table-cell>
          <table:table-cell office:value-type="float" office:value="4.3790000000000001E-3" table:style-name="ce1">
            <text:p>0.004379</text:p>
          </table:table-cell>
          <table:table-cell office:value-type="float" office:value="3.4970000000000001E-3" table:style-name="ce1">
            <text:p>0.003497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3.6770000000000001E-3" table:style-name="ce1">
            <text:p>0.003677</text:p>
          </table:table-cell>
          <table:table-cell office:value-type="float" office:value="3.6480000000000002E-3" table:style-name="ce1">
            <text:p>0.003648</text:p>
          </table:table-cell>
          <table:table-cell office:value-type="float" office:value="3.6080000000000001E-3" table:style-name="ce1">
            <text:p>0.00360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8.8909999999999996E-3" table:style-name="ce1">
            <text:p>0.008891</text:p>
          </table:table-cell>
          <table:table-cell office:value-type="float" office:value="7.1110000000000001E-3" table:style-name="ce1">
            <text:p>0.00711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7.7669999999999996E-3" table:style-name="ce1">
            <text:p>0.007767</text:p>
          </table:table-cell>
          <table:table-cell office:value-type="float" office:value="1.7208000000000001E-2" table:style-name="ce1">
            <text:p>0.017208</text:p>
          </table:table-cell>
          <table:table-cell office:value-type="float" office:value="7.3899999999999999E-3" table:style-name="ce1">
            <text:p>0.00739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8.9169999999999996E-3" table:style-name="ce1">
            <text:p>0.008917</text:p>
          </table:table-cell>
          <table:table-cell office:value-type="float" office:value="8.378E-3" table:style-name="ce1">
            <text:p>0.008378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1.0468E-2" table:style-name="ce1">
            <text:p>0.010468</text:p>
          </table:table-cell>
          <table:table-cell office:value-type="float" office:value="1.0449999999999999E-2" table:style-name="ce1">
            <text:p>0.01045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1.2853E-2" table:style-name="ce1">
            <text:p>0.012853</text:p>
          </table:table-cell>
          <table:table-cell office:value-type="float" office:value="1.3167E-2" table:style-name="ce1">
            <text:p>0.013167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1.4623000000000001E-2" table:style-name="ce1">
            <text:p>0.014623</text:p>
          </table:table-cell>
          <table:table-cell office:value-type="float" office:value="1.2636E-2" table:style-name="ce1">
            <text:p>0.01263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1.5657999999999998E-2" table:style-name="ce1">
            <text:p>0.015658</text:p>
          </table:table-cell>
          <table:table-cell office:value-type="float" office:value="1.5984000000000002E-2" table:style-name="ce1">
            <text:p>0.015984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1.6962999999999999E-2" table:style-name="ce1">
            <text:p>0.016963</text:p>
          </table:table-cell>
          <table:table-cell office:value-type="float" office:value="1.7908E-2" table:style-name="ce1">
            <text:p>0.017908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0" table:style-name="ce3">
            <text:p>Radix Sort</text:p>
          </table:table-cell>
          <table:table-cell office:value-type="string" table:number-columns-spanned="1" table:number-rows-spanned="10" table:style-name="ce3">
            <text:p>Sorted</text:p>
          </table:table-cell>
          <table:table-cell office:value-type="float" office:value="10000" table:style-name="ce1">
            <text:p>10000</text:p>
          </table:table-cell>
          <table:table-cell office:value-type="float" office:value="2.7529999999999998E-3" table:style-name="ce1">
            <text:p>0.002753</text:p>
          </table:table-cell>
          <table:table-cell office:value-type="float" office:value="2.1810000000000002E-3" table:style-name="ce1">
            <text:p>0.002181</text:p>
          </table:table-cell>
          <table:table-cell office:value-type="float" office:value="2.7439999999999999E-3" table:style-name="ce1">
            <text:p>0.002744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2.0100000000000001E-3" table:style-name="ce1">
            <text:p>0.00201</text:p>
          </table:table-cell>
          <table:table-cell office:value-type="float" office:value="2.091E-3" table:style-name="ce1">
            <text:p>0.00209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1.719E-3" table:style-name="ce1">
            <text:p>0.001719</text:p>
          </table:table-cell>
          <table:table-cell office:value-type="float" office:value="1.869E-3" table:style-name="ce1">
            <text:p>0.001869</text:p>
          </table:table-cell>
          <table:table-cell office:value-type="float" office:value="1.786E-3" table:style-name="ce1">
            <text:p>0.001786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2.3470000000000001E-3" table:style-name="ce1">
            <text:p>0.002347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2.807E-3" table:style-name="ce1">
            <text:p>0.002807</text:p>
          </table:table-cell>
          <table:table-cell office:value-type="float" office:value="2.846E-3" table:style-name="ce1">
            <text:p>0.00284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3.4030000000000002E-3" table:style-name="ce1">
            <text:p>0.003403</text:p>
          </table:table-cell>
          <table:table-cell office:value-type="float" office:value="3.522E-3" table:style-name="ce1">
            <text:p>0.003522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1.0387E-2" table:style-name="ce1">
            <text:p>0.010387</text:p>
          </table:table-cell>
          <table:table-cell office:value-type="float" office:value="4.437E-3" table:style-name="ce1">
            <text:p>0.004437</text:p>
          </table:table-cell>
          <table:table-cell office:value-type="float" office:value="9.2119999999999997E-3" table:style-name="ce1">
            <text:p>0.009212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5.5799999999999999E-3" table:style-name="ce1">
            <text:p>0.00558</text:p>
          </table:table-cell>
          <table:table-cell office:value-type="float" office:value="4.6759999999999996E-3" table:style-name="ce1">
            <text:p>0.00467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9.2020000000000001E-3" table:style-name="ce1">
            <text:p>0.009202</text:p>
          </table:table-cell>
          <table:table-cell office:value-type="float" office:value="6.3410000000000003E-3" table:style-name="ce1">
            <text:p>0.00634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8.6599999999999993E-3" table:style-name="ce1">
            <text:p>0.00866</text:p>
          </table:table-cell>
          <table:table-cell office:value-type="float" office:value="8.3339999999999994E-3" table:style-name="ce1">
            <text:p>0.00833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number-columns-spanned="1" table:number-rows-spanned="10" table:style-name="ce4">
            <text:p>Sorted in decending</text:p>
          </table:table-cell>
          <table:table-cell office:value-type="float" office:value="10000" table:style-name="ce1">
            <text:p>10000</text:p>
          </table:table-cell>
          <table:table-cell office:value-type="float" office:value="2.673E-3" table:style-name="ce1">
            <text:p>0.002673</text:p>
          </table:table-cell>
          <table:table-cell office:value-type="float" office:value="2.7060000000000001E-3" table:style-name="ce1">
            <text:p>0.002706</text:p>
          </table:table-cell>
          <table:table-cell office:value-type="float" office:value="2.7409999999999999E-3" table:style-name="ce1">
            <text:p>0.002741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2.0860000000000002E-3" table:style-name="ce1">
            <text:p>0.002086</text:p>
          </table:table-cell>
          <table:table-cell office:value-type="float" office:value="2.1930000000000001E-3" table:style-name="ce1">
            <text:p>0.002193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5.2160000000000002E-3" table:style-name="ce1">
            <text:p>0.005216</text:p>
          </table:table-cell>
          <table:table-cell office:value-type="float" office:value="1.0787E-2" table:style-name="ce1">
            <text:p>0.010787</text:p>
          </table:table-cell>
          <table:table-cell office:value-type="float" office:value="1.7669999999999999E-3" table:style-name="ce1">
            <text:p>0.001767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5.1770000000000002E-3" table:style-name="ce1">
            <text:p>0.005177</text:p>
          </table:table-cell>
          <table:table-cell office:value-type="float" office:value="2.2569999999999999E-3" table:style-name="ce1">
            <text:p>0.002257</text:p>
          </table:table-cell>
          <table:table-cell office:value-type="float" office:value="2.3879999999999999E-3" table:style-name="ce1">
            <text:p>0.00238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2.8419999999999999E-3" table:style-name="ce1">
            <text:p>0.002842</text:p>
          </table:table-cell>
          <table:table-cell office:value-type="float" office:value="2.7899999999999999E-3" table:style-name="ce1">
            <text:p>0.00279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3.686E-3" table:style-name="ce1">
            <text:p>0.003686</text:p>
          </table:table-cell>
          <table:table-cell office:value-type="float" office:value="3.5820000000000001E-3" table:style-name="ce1">
            <text:p>0.003582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5.9709999999999997E-3" table:style-name="ce1">
            <text:p>0.005971</text:p>
          </table:table-cell>
          <table:table-cell office:value-type="float" office:value="8.7569999999999992E-3" table:style-name="ce1">
            <text:p>0.008757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5.3670000000000002E-3" table:style-name="ce1">
            <text:p>0.005367</text:p>
          </table:table-cell>
          <table:table-cell office:value-type="float" office:value="6.8250000000000003E-3" table:style-name="ce1">
            <text:p>0.006825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6.1669999999999997E-3" table:style-name="ce1">
            <text:p>0.006167</text:p>
          </table:table-cell>
          <table:table-cell office:value-type="float" office:value="6.2189999999999997E-3" table:style-name="ce1">
            <text:p>0.006219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5.6010000000000001E-3" table:style-name="ce1">
            <text:p>0.005601</text:p>
          </table:table-cell>
          <table:table-cell office:value-type="float" office:value="6.986E-3" table:style-name="ce1">
            <text:p>0.006986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number-columns-spanned="1" table:number-rows-spanned="10" table:style-name="ce3">
            <text:p>Random</text:p>
          </table:table-cell>
          <table:table-cell office:value-type="float" office:value="10000" table:style-name="ce1">
            <text:p>10000</text:p>
          </table:table-cell>
          <table:table-cell office:value-type="float" office:value="2.7070000000000002E-3" table:style-name="ce1">
            <text:p>0.002707</text:p>
          </table:table-cell>
          <table:table-cell office:value-type="float" office:value="2.7430000000000002E-3" table:style-name="ce1">
            <text:p>0.002743</text:p>
          </table:table-cell>
          <table:table-cell office:value-type="float" office:value="2.784E-3" table:style-name="ce1">
            <text:p>0.002784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1.653E-3" table:style-name="ce1">
            <text:p>0.001653</text:p>
          </table:table-cell>
          <table:table-cell office:value-type="float" office:value="2.0240000000000002E-3" table:style-name="ce1">
            <text:p>0.002024</text:p>
          </table:table-cell>
          <table:table-cell office:value-type="float" office:value="2.14E-3" table:style-name="ce1">
            <text:p>0.00214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1.818E-3" table:style-name="ce1">
            <text:p>0.001818</text:p>
          </table:table-cell>
          <table:table-cell office:value-type="float" office:value="1.7719999999999999E-3" table:style-name="ce1">
            <text:p>0.001772</text:p>
          </table:table-cell>
          <table:table-cell office:value-type="float" office:value="1.737E-3" table:style-name="ce1">
            <text:p>0.001737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9.6369999999999997E-3" table:style-name="ce1">
            <text:p>0.009637</text:p>
          </table:table-cell>
          <table:table-cell office:value-type="float" office:value="2.2899999999999999E-3" table:style-name="ce1">
            <text:p>0.00229</text:p>
          </table:table-cell>
          <table:table-cell office:value-type="float" office:value="2.2920000000000002E-3" table:style-name="ce1">
            <text:p>0.002292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2.8189999999999999E-3" table:style-name="ce1">
            <text:p>0.002819</text:p>
          </table:table-cell>
          <table:table-cell office:value-type="float" office:value="2.7460000000000002E-3" table:style-name="ce1">
            <text:p>0.00274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4.5139999999999998E-3" table:style-name="ce1">
            <text:p>0.004514</text:p>
          </table:table-cell>
          <table:table-cell office:value-type="float" office:value="5.1399999999999996E-3" table:style-name="ce1">
            <text:p>0.00514</text:p>
          </table:table-cell>
          <table:table-cell office:value-type="float" office:value="3.689E-3" table:style-name="ce1">
            <text:p>0.003689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1.0375000000000001E-2" table:style-name="ce1">
            <text:p>0.010375</text:p>
          </table:table-cell>
          <table:table-cell office:value-type="float" office:value="5.0819999999999997E-3" table:style-name="ce1">
            <text:p>0.005082</text:p>
          </table:table-cell>
          <table:table-cell office:value-type="float" office:value="4.2579999999999996E-3" table:style-name="ce1">
            <text:p>0.00425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4.999E-3" table:style-name="ce1">
            <text:p>0.004999</text:p>
          </table:table-cell>
          <table:table-cell office:value-type="float" office:value="8.3090000000000004E-3" table:style-name="ce1">
            <text:p>0.008309</text:p>
          </table:table-cell>
          <table:table-cell office:value-type="float" office:value="5.2209999999999999E-3" table:style-name="ce1">
            <text:p>0.005221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1.0704999999999999E-2" table:style-name="ce1">
            <text:p>0.010705</text:p>
          </table:table-cell>
          <table:table-cell office:value-type="float" office:value="5.2940000000000001E-3" table:style-name="ce1">
            <text:p>0.005294</text:p>
          </table:table-cell>
          <table:table-cell office:value-type="float" office:value="6.0089999999999996E-3" table:style-name="ce1">
            <text:p>0.006009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7.0879999999999997E-3" table:style-name="ce1">
            <text:p>0.007088</text:p>
          </table:table-cell>
          <table:table-cell office:value-type="float" office:value="1.0199E-2" table:style-name="ce1">
            <text:p>0.010199</text:p>
          </table:table-cell>
          <table:table-cell office:value-type="float" office:value="5.7790000000000003E-3" table:style-name="ce1">
            <text:p>0.00577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30" table:style-name="ce3">
            <text:p>Quick Sort - <text:s/>Pivot first</text:p>
          </table:table-cell>
          <table:table-cell office:value-type="string" table:number-columns-spanned="1" table:number-rows-spanned="10" table:style-name="ce3">
            <text:p>Sorted</text:p>
          </table:table-cell>
          <table:table-cell office:value-type="float" office:value="10000" table:style-name="ce1">
            <text:p>10000</text:p>
          </table:table-cell>
          <table:table-cell office:value-type="float" office:value="0.16017200000000001" table:style-name="ce1">
            <text:p>0.160172</text:p>
          </table:table-cell>
          <table:table-cell office:value-type="float" office:value="0.16251599999999999" table:style-name="ce1">
            <text:p>0.162516</text:p>
          </table:table-cell>
          <table:table-cell office:value-type="float" office:value="0.16580400000000001" table:style-name="ce1">
            <text:p>0.165804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0.63673800000000003" table:style-name="ce1">
            <text:p>0.636738</text:p>
          </table:table-cell>
          <table:table-cell office:value-type="float" office:value="0.611016" table:style-name="ce1">
            <text:p>0.61101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1.373437" table:style-name="ce1">
            <text:p>1.373437</text:p>
          </table:table-cell>
          <table:table-cell office:value-type="float" office:value="1.3880140000000001" table:style-name="ce1">
            <text:p>1.388014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2.3991009999999999" table:style-name="ce1">
            <text:p>2.399101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3.7290220000000001" table:style-name="ce1">
            <text:p>3.729022</text:p>
          </table:table-cell>
          <table:table-cell office:value-type="float" office:value="3.7442160000000002" table:style-name="ce1">
            <text:p>3.74421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5.3463000000000003" table:style-name="ce1">
            <text:p>5.3463</text:p>
          </table:table-cell>
          <table:table-cell office:value-type="float" office:value="5.4161640000000002" table:style-name="ce1">
            <text:p>5.416164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7.2830680000000001" table:style-name="ce1">
            <text:p>7.283068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9.4767440000000001" table:style-name="ce1">
            <text:p>9.476744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12.067410000000001" table:style-name="ce1">
            <text:p>12.06741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14.737005" table:style-name="ce1">
            <text:p>14.73700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number-columns-spanned="1" table:number-rows-spanned="10" table:style-name="ce4">
            <text:p>Sorted in decending</text:p>
          </table:table-cell>
          <table:table-cell office:value-type="float" office:value="10000" table:style-name="ce1">
            <text:p>10000</text:p>
          </table:table-cell>
          <table:table-cell office:value-type="float" office:value="0.107235" table:style-name="ce1">
            <text:p>0.107235</text:p>
          </table:table-cell>
          <table:table-cell office:value-type="float" office:value="0.104514" table:style-name="ce1">
            <text:p>0.104514</text:p>
          </table:table-cell>
          <table:table-cell office:value-type="float" office:value="0.10445500000000001" table:style-name="ce1">
            <text:p>0.104455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0.404028" table:style-name="ce1">
            <text:p>0.404028</text:p>
          </table:table-cell>
          <table:table-cell office:value-type="float" office:value="0.38802700000000001" table:style-name="ce1">
            <text:p>0.388027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0.87425900000000001" table:style-name="ce1">
            <text:p>0.874259</text:p>
          </table:table-cell>
          <table:table-cell office:value-type="float" office:value="0.86909999999999998" table:style-name="ce1">
            <text:p>0.869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1.5057419999999999" table:style-name="ce1">
            <text:p>1.505742</text:p>
          </table:table-cell>
          <table:table-cell office:value-type="float" office:value="1.5111749999999999" table:style-name="ce1">
            <text:p>1.511175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2.3691399999999998" table:style-name="ce1">
            <text:p>2.36914</text:p>
          </table:table-cell>
          <table:table-cell office:value-type="float" office:value="2.4198460000000002" table:style-name="ce1">
            <text:p>2.41984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3.4350930000000002" table:style-name="ce1">
            <text:p>3.435093</text:p>
          </table:table-cell>
          <table:table-cell office:value-type="float" office:value="3.484416" table:style-name="ce1">
            <text:p>3.48441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4.6036530000000004" table:style-name="ce1">
            <text:p>4.603653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5.9571959999999997" table:style-name="ce1">
            <text:p>5.957196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7.7382390000000001" table:style-name="ce1">
            <text:p>7.738239</text:p>
          </table:table-cell>
          <table:table-cell office:value-type="float" office:value="7.6821169999999999" table:style-name="ce1">
            <text:p>7.682117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9.3756330000000005" table:style-name="ce1">
            <text:p>9.37563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number-columns-spanned="1" table:number-rows-spanned="10" table:style-name="ce3">
            <text:p>Random</text:p>
          </table:table-cell>
          <table:table-cell office:value-type="float" office:value="10000" table:style-name="ce1">
            <text:p>10000</text:p>
          </table:table-cell>
          <table:table-cell office:value-type="float" office:value="3.7889999999999998E-3" table:style-name="ce1">
            <text:p>0.003789</text:p>
          </table:table-cell>
          <table:table-cell office:value-type="float" office:value="3.7100000000000002E-3" table:style-name="ce1">
            <text:p>0.00371</text:p>
          </table:table-cell>
          <table:table-cell office:value-type="float" office:value="3.7390000000000001E-3" table:style-name="ce1">
            <text:p>0.003739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5.9179999999999996E-3" table:style-name="ce1">
            <text:p>0.005918</text:p>
          </table:table-cell>
          <table:table-cell office:value-type="float" office:value="6.0489999999999997E-3" table:style-name="ce1">
            <text:p>0.006049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7.0860000000000003E-3" table:style-name="ce1">
            <text:p>0.007086</text:p>
          </table:table-cell>
          <table:table-cell office:value-type="float" office:value="6.4619999999999999E-3" table:style-name="ce1">
            <text:p>0.006462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7.9579999999999998E-3" table:style-name="ce1">
            <text:p>0.007958</text:p>
          </table:table-cell>
          <table:table-cell office:value-type="float" office:value="8.071E-3" table:style-name="ce1">
            <text:p>0.00807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9.0580000000000001E-3" table:style-name="ce1">
            <text:p>0.009058</text:p>
          </table:table-cell>
          <table:table-cell office:value-type="float" office:value="9.0919999999999994E-3" table:style-name="ce1">
            <text:p>0.009092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61E-2" table:style-name="ce1">
            <text:p>0.0106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1.0952999999999999E-2" table:style-name="ce1">
            <text:p>0.010953</text:p>
          </table:table-cell>
          <table:table-cell office:value-type="float" office:value="1.1688E-2" table:style-name="ce1">
            <text:p>0.011688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2.5094000000000002E-2" table:style-name="ce1">
            <text:p>0.025094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2.0553999999999999E-2" table:style-name="ce1">
            <text:p>0.020554</text:p>
          </table:table-cell>
          <table:table-cell office:value-type="float" office:value="1.7430999999999999E-2" table:style-name="ce1">
            <text:p>0.01743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1.5396E-2" table:style-name="ce1">
            <text:p>0.015396</text:p>
          </table:table-cell>
          <table:table-cell office:value-type="float" office:value="2.0757000000000001E-2" table:style-name="ce1">
            <text:p>0.02075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30" table:style-name="ce3">
            <text:p>Quick Sort - <text:s/>Random pivot</text:p>
          </table:table-cell>
          <table:table-cell office:value-type="string" table:number-columns-spanned="1" table:number-rows-spanned="10" table:style-name="ce3">
            <text:p>Sorted</text:p>
          </table:table-cell>
          <table:table-cell office:value-type="float" office:value="10000" table:style-name="ce1">
            <text:p>10000</text:p>
          </table:table-cell>
          <table:table-cell office:value-type="float" office:value="1.4097999999999999E-2" table:style-name="ce1">
            <text:p>0.014098</text:p>
          </table:table-cell>
          <table:table-cell office:value-type="float" office:value="1.4388E-2" table:style-name="ce1">
            <text:p>0.014388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2.1610000000000001E-2" table:style-name="ce1">
            <text:p>0.02161</text:p>
          </table:table-cell>
          <table:table-cell office:value-type="float" office:value="2.1035000000000002E-2" table:style-name="ce1">
            <text:p>0.021035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3.1708E-2" table:style-name="ce1">
            <text:p>0.031708</text:p>
          </table:table-cell>
          <table:table-cell office:value-type="float" office:value="2.4105999999999999E-2" table:style-name="ce1">
            <text:p>0.024106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3.2849999999999997E-2" table:style-name="ce1">
            <text:p>0.03285</text:p>
          </table:table-cell>
          <table:table-cell office:value-type="float" office:value="3.4653999999999997E-2" table:style-name="ce1">
            <text:p>0.034654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5.3186999999999998E-2" table:style-name="ce1">
            <text:p>0.053187</text:p>
          </table:table-cell>
          <table:table-cell office:value-type="float" office:value="5.4255999999999999E-2" table:style-name="ce1">
            <text:p>0.054256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5.3511000000000003E-2" table:style-name="ce1">
            <text:p>0.053511</text:p>
          </table:table-cell>
          <table:table-cell office:value-type="float" office:value="5.1803000000000002E-2" table:style-name="ce1">
            <text:p>0.051803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5.3526999999999998E-2" table:style-name="ce1">
            <text:p>0.053527</text:p>
          </table:table-cell>
          <table:table-cell office:value-type="float" office:value="6.5147999999999998E-2" table:style-name="ce1">
            <text:p>0.065148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6.9976999999999998E-2" table:style-name="ce1">
            <text:p>0.069977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6.4557000000000003E-2" table:style-name="ce1">
            <text:p>0.064557</text:p>
          </table:table-cell>
          <table:table-cell office:value-type="float" office:value="6.8361000000000005E-2" table:style-name="ce1">
            <text:p>0.06836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7.2353000000000001E-2" table:style-name="ce1">
            <text:p>0.07235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number-columns-spanned="1" table:number-rows-spanned="10" table:style-name="ce4">
            <text:p>Sorted in decending</text:p>
          </table:table-cell>
          <table:table-cell office:value-type="float" office:value="10000" table:style-name="ce1">
            <text:p>10000</text:p>
          </table:table-cell>
          <table:table-cell office:value-type="float" office:value="1.1492E-2" table:style-name="ce1">
            <text:p>0.011492</text:p>
          </table:table-cell>
          <table:table-cell office:value-type="float" office:value="1.1469E-2" table:style-name="ce1">
            <text:p>0.011469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2.4299999999999999E-2" table:style-name="ce1">
            <text:p>0.0243</text:p>
          </table:table-cell>
          <table:table-cell office:value-type="float" office:value="3.1799000000000001E-2" table:style-name="ce1">
            <text:p>0.031799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2.5080000000000002E-2" table:style-name="ce1">
            <text:p>0.02508</text:p>
          </table:table-cell>
          <table:table-cell office:value-type="float" office:value="3.3163999999999999E-2" table:style-name="ce1">
            <text:p>0.033164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3.1656999999999998E-2" table:style-name="ce1">
            <text:p>0.031657</text:p>
          </table:table-cell>
          <table:table-cell office:value-type="float" office:value="3.9833E-2" table:style-name="ce1">
            <text:p>0.039833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4.7079999999999997E-2" table:style-name="ce1">
            <text:p>0.04708</text:p>
          </table:table-cell>
          <table:table-cell office:value-type="float" office:value="4.6096999999999999E-2" table:style-name="ce1">
            <text:p>0.046097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6.4468999999999999E-2" table:style-name="ce1">
            <text:p>0.064469</text:p>
          </table:table-cell>
          <table:table-cell office:value-type="float" office:value="6.3320000000000001E-2" table:style-name="ce1">
            <text:p>0.06332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5.3610999999999999E-2" table:style-name="ce1">
            <text:p>0.053611</text:p>
          </table:table-cell>
          <table:table-cell office:value-type="float" office:value="5.5315999999999997E-2" table:style-name="ce1">
            <text:p>0.05531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5.9742999999999997E-2" table:style-name="ce1">
            <text:p>0.059743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6.8879999999999997E-2" table:style-name="ce1">
            <text:p>0.06888</text:p>
          </table:table-cell>
          <table:table-cell office:value-type="float" office:value="7.0826E-2" table:style-name="ce1">
            <text:p>0.07082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7.5068999999999997E-2" table:style-name="ce1">
            <text:p>0.075069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number-columns-spanned="1" table:number-rows-spanned="10" table:style-name="ce3">
            <text:p>Random</text:p>
          </table:table-cell>
          <table:table-cell office:value-type="float" office:value="10000" table:style-name="ce1">
            <text:p>10000</text:p>
          </table:table-cell>
          <table:table-cell office:value-type="float" office:value="1.8064E-2" table:style-name="ce1">
            <text:p>0.018064</text:p>
          </table:table-cell>
          <table:table-cell office:value-type="float" office:value="1.3174999999999999E-2" table:style-name="ce1">
            <text:p>0.013175</text:p>
          </table:table-cell>
          <table:table-cell office:value-type="float" office:value="1.4869E-2" table:style-name="ce1">
            <text:p>0.014869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2.2154E-2" table:style-name="ce1">
            <text:p>0.022154</text:p>
          </table:table-cell>
          <table:table-cell office:value-type="float" office:value="2.8039000000000001E-2" table:style-name="ce1">
            <text:p>0.028039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2.7262000000000002E-2" table:style-name="ce1">
            <text:p>0.027262</text:p>
          </table:table-cell>
          <table:table-cell office:value-type="float" office:value="2.8303999999999999E-2" table:style-name="ce1">
            <text:p>0.028304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3.3946999999999998E-2" table:style-name="ce1">
            <text:p>0.033947</text:p>
          </table:table-cell>
          <table:table-cell office:value-type="float" office:value="3.7672999999999998E-2" table:style-name="ce1">
            <text:p>0.037673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4.5481000000000001E-2" table:style-name="ce1">
            <text:p>0.045481</text:p>
          </table:table-cell>
          <table:table-cell office:value-type="float" office:value="4.3598999999999999E-2" table:style-name="ce1">
            <text:p>0.043599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6.4210000000000003E-2" table:style-name="ce1">
            <text:p>0.06421</text:p>
          </table:table-cell>
          <table:table-cell office:value-type="float" office:value="5.3039000000000003E-2" table:style-name="ce1">
            <text:p>0.053039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5.7235000000000001E-2" table:style-name="ce1">
            <text:p>0.057235</text:p>
          </table:table-cell>
          <table:table-cell office:value-type="float" office:value="5.7349999999999998E-2" table:style-name="ce1">
            <text:p>0.05735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6.6316E-2" table:style-name="ce1">
            <text:p>0.066316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7.4896000000000004E-2" table:style-name="ce1">
            <text:p>0.074896</text:p>
          </table:table-cell>
          <table:table-cell office:value-type="float" office:value="7.4865000000000001E-2" table:style-name="ce1">
            <text:p>0.074865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8.0891000000000005E-2" table:style-name="ce1">
            <text:p>0.08089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30" table:style-name="ce3">
            <text:p>Quick Sort - <text:s/>Median pivot</text:p>
          </table:table-cell>
          <table:table-cell office:value-type="string" table:number-columns-spanned="1" table:number-rows-spanned="10" table:style-name="ce3">
            <text:p>Sorted</text:p>
          </table:table-cell>
          <table:table-cell office:value-type="float" office:value="10000" table:style-name="ce1">
            <text:p>10000</text:p>
          </table:table-cell>
          <table:table-cell office:value-type="float" office:value="1.9170000000000001E-3" table:style-name="ce1">
            <text:p>0.001917</text:p>
          </table:table-cell>
          <table:table-cell office:value-type="float" office:value="1.696E-3" table:style-name="ce1">
            <text:p>0.00169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3.4390000000000002E-3" table:style-name="ce1">
            <text:p>0.003439</text:p>
          </table:table-cell>
          <table:table-cell office:value-type="float" office:value="3.3660000000000001E-3" table:style-name="ce1">
            <text:p>0.00336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5.1720000000000004E-3" table:style-name="ce1">
            <text:p>0.005172</text:p>
          </table:table-cell>
          <table:table-cell office:value-type="float" office:value="5.4809999999999998E-3" table:style-name="ce1">
            <text:p>0.00548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5.28E-3" table:style-name="ce1">
            <text:p>0.00528</text:p>
          </table:table-cell>
          <table:table-cell office:value-type="float" office:value="6.0029999999999997E-3" table:style-name="ce1">
            <text:p>0.006003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6.5550000000000001E-3" table:style-name="ce1">
            <text:p>0.006555</text:p>
          </table:table-cell>
          <table:table-cell office:value-type="float" office:value="6.1510000000000002E-3" table:style-name="ce1">
            <text:p>0.00615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6.7390000000000002E-3" table:style-name="ce1">
            <text:p>0.006739</text:p>
          </table:table-cell>
          <table:table-cell office:value-type="float" office:value="6.7210000000000004E-3" table:style-name="ce1">
            <text:p>0.00672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1.2825E-2" table:style-name="ce1">
            <text:p>0.012825</text:p>
          </table:table-cell>
          <table:table-cell office:value-type="float" office:value="7.1209999999999997E-3" table:style-name="ce1">
            <text:p>0.007121</text:p>
          </table:table-cell>
          <table:table-cell office:value-type="float" office:value="7.2620000000000002E-3" table:style-name="ce1">
            <text:p>0.007262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7.5960000000000003E-3" table:style-name="ce1">
            <text:p>0.007596</text:p>
          </table:table-cell>
          <table:table-cell office:value-type="float" office:value="7.574E-3" table:style-name="ce1">
            <text:p>0.007574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8.0339999999999995E-3" table:style-name="ce1">
            <text:p>0.008034</text:p>
          </table:table-cell>
          <table:table-cell office:value-type="float" office:value="7.9170000000000004E-3" table:style-name="ce1">
            <text:p>0.007917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8.5579999999999996E-3" table:style-name="ce1">
            <text:p>0.008558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number-columns-spanned="1" table:number-rows-spanned="10" table:style-name="ce4">
            <text:p>Sorted in decending</text:p>
          </table:table-cell>
          <table:table-cell office:value-type="float" office:value="10000" table:style-name="ce1">
            <text:p>10000</text:p>
          </table:table-cell>
          <table:table-cell office:value-type="float" office:value="3.1930000000000001E-3" table:style-name="ce1">
            <text:p>0.003193</text:p>
          </table:table-cell>
          <table:table-cell office:value-type="float" office:value="2.8800000000000002E-3" table:style-name="ce1">
            <text:p>0.00288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5.7369999999999999E-3" table:style-name="ce1">
            <text:p>0.005737</text:p>
          </table:table-cell>
          <table:table-cell office:value-type="float" office:value="5.7039999999999999E-3" table:style-name="ce1">
            <text:p>0.005704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6.4180000000000001E-3" table:style-name="ce1">
            <text:p>0.006418</text:p>
          </table:table-cell>
          <table:table-cell office:value-type="float" office:value="6.3639999999999999E-3" table:style-name="ce1">
            <text:p>0.006364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7.1910000000000003E-3" table:style-name="ce1">
            <text:p>0.007191</text:p>
          </table:table-cell>
          <table:table-cell office:value-type="float" office:value="6.3109999999999998E-3" table:style-name="ce1">
            <text:p>0.006311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1.5844E-2" table:style-name="ce1">
            <text:p>0.015844</text:p>
          </table:table-cell>
          <table:table-cell office:value-type="float" office:value="8.1770000000000002E-3" table:style-name="ce1">
            <text:p>0.008177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1.8452E-2" table:style-name="ce1">
            <text:p>0.018452</text:p>
          </table:table-cell>
          <table:table-cell office:value-type="float" office:value="8.5280000000000009E-3" table:style-name="ce1">
            <text:p>0.008528</text:p>
          </table:table-cell>
          <table:table-cell office:value-type="float" office:value="1.3374E-2" table:style-name="ce1">
            <text:p>0.013374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2.2483E-2" table:style-name="ce1">
            <text:p>0.022483</text:p>
          </table:table-cell>
          <table:table-cell office:value-type="float" office:value="9.1559999999999992E-3" table:style-name="ce1">
            <text:p>0.009156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9.9360000000000004E-3" table:style-name="ce1">
            <text:p>0.009936</text:p>
          </table:table-cell>
          <table:table-cell office:value-type="float" office:value="1.3455E-2" table:style-name="ce1">
            <text:p>0.013455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9.6480000000000003E-3" table:style-name="ce1">
            <text:p>0.009648</text:p>
          </table:table-cell>
          <table:table-cell office:value-type="float" office:value="1.1217E-2" table:style-name="ce1">
            <text:p>0.011217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1.1802999999999999E-2" table:style-name="ce1">
            <text:p>0.01180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number-columns-spanned="1" table:number-rows-spanned="10" table:style-name="ce3">
            <text:p>Random</text:p>
          </table:table-cell>
          <table:table-cell office:value-type="float" office:value="10000" table:style-name="ce1">
            <text:p>10000</text:p>
          </table:table-cell>
          <table:table-cell office:value-type="float" office:value="4.0039999999999997E-3" table:style-name="ce1">
            <text:p>0.004004</text:p>
          </table:table-cell>
          <table:table-cell office:value-type="float" office:value="3.9300000000000003E-3" table:style-name="ce1">
            <text:p>0.00393</text:p>
          </table:table-cell>
          <table:table-cell office:value-type="float" office:value="4.287E-3" table:style-name="ce1">
            <text:p>0.004287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office:value-type="float" office:value="6.1999999999999998E-3" table:style-name="ce1">
            <text:p>0.0062</text:p>
          </table:table-cell>
          <table:table-cell office:value-type="float" office:value="6.1500000000000001E-3" table:style-name="ce1">
            <text:p>0.00615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office:value-type="float" office:value="8.7659999999999995E-3" table:style-name="ce1">
            <text:p>0.008766</text:p>
          </table:table-cell>
          <table:table-cell office:value-type="float" office:value="1.2763999999999999E-2" table:style-name="ce1">
            <text:p>0.012764</text:p>
          </table:table-cell>
          <table:table-cell office:value-type="float" office:value="7.1640000000000002E-3" table:style-name="ce1">
            <text:p>0.007164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0000" table:style-name="ce1">
            <text:p>40000</text:p>
          </table:table-cell>
          <table:table-cell office:value-type="float" office:value="7.4469999999999996E-3" table:style-name="ce1">
            <text:p>0.007447</text:p>
          </table:table-cell>
          <table:table-cell office:value-type="float" office:value="8.2140000000000008E-3" table:style-name="ce1">
            <text:p>0.008214</text:p>
          </table:table-cell>
          <table:table-cell office:value-type="float" office:value="8.1309999999999993E-3" table:style-name="ce1">
            <text:p>0.008131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office:value-type="float" office:value="2.1564E-2" table:style-name="ce1">
            <text:p>0.021564</text:p>
          </table:table-cell>
          <table:table-cell office:value-type="float" office:value="9.2549999999999993E-3" table:style-name="ce1">
            <text:p>0.009255</text:p>
          </table:table-cell>
          <table:table-cell office:value-type="float" office:value="9.6209999999999993E-3" table:style-name="ce1">
            <text:p>0.009621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0000" table:style-name="ce1">
            <text:p>60000</text:p>
          </table:table-cell>
          <table:table-cell office:value-type="float" office:value="1.5987999999999999E-2" table:style-name="ce1">
            <text:p>0.015988</text:p>
          </table:table-cell>
          <table:table-cell office:value-type="float" office:value="1.3618999999999999E-2" table:style-name="ce1">
            <text:p>0.013619</text:p>
          </table:table-cell>
          <table:table-cell office:value-type="float" office:value="1.0548999999999999E-2" table:style-name="ce1">
            <text:p>0.010549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0000" table:style-name="ce1">
            <text:p>70000</text:p>
          </table:table-cell>
          <table:table-cell office:value-type="float" office:value="2.3942000000000001E-2" table:style-name="ce1">
            <text:p>0.023942</text:p>
          </table:table-cell>
          <table:table-cell office:value-type="float" office:value="1.1599E-2" table:style-name="ce1">
            <text:p>0.011599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80000" table:style-name="ce1">
            <text:p>80000</text:p>
          </table:table-cell>
          <table:table-cell office:value-type="float" office:value="1.9726E-2" table:style-name="ce1">
            <text:p>0.019726</text:p>
          </table:table-cell>
          <table:table-cell office:value-type="float" office:value="1.26E-2" table:style-name="ce1">
            <text:p>0.0126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0000" table:style-name="ce1">
            <text:p>90000</text:p>
          </table:table-cell>
          <table:table-cell office:value-type="float" office:value="2.1767999999999999E-2" table:style-name="ce1">
            <text:p>0.021768</text:p>
          </table:table-cell>
          <table:table-cell office:value-type="float" office:value="1.3639E-2" table:style-name="ce1">
            <text:p>0.013639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office:value-type="float" office:value="1.4844E-2" table:style-name="ce1">
            <text:p>0.014844</text:p>
          </table:table-cell>
          <table:table-cell office:value-type="float" office:value="1.5928999999999999E-2" table:style-name="ce1">
            <text:p>0.015929</text:p>
          </table:table-cell>
          <table:table-cell table:number-columns-repeated="16379"/>
        </table:table-row>
        <table:table-row table:number-rows-repeated="10483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830</meta:generator>
    <meta:initial-creator>Anand M K</meta:initial-creator>
    <dc:creator>ANAND M K</dc:creator>
    <meta:creation-date>2024-08-28T11:05:39Z</meta:creation-date>
    <dc:date>2024-08-30T14:04:50Z</dc:date>
    <meta:editing-cycles>478</meta:editing-cycles>
    <meta:editing-duration>PT16823S</meta:editing-duration>
  </office:meta>
</office:document-meta>
</file>